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72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649];&quot;High&quot;;[.D5:.D649])" office:value-type="float" office:value="168">
            <text:p>168</text:p>
          </table:table-cell>
          <table:table-cell table:formula="of:=SUMPRODUCT(([.C5:.C649]=&quot;High&quot;)*([.E5:.E649]=&quot;x&quot;)*[.D5:.D649])" office:value-type="float" office:value="50">
            <text:p>50</text:p>
          </table:table-cell>
          <table:table-cell table:formula="of:=SUMPRODUCT(([.C5:.C649]=&quot;High&quot;)*([.F5:.F649]=&quot;x&quot;)*[.D5:.D649])" office:value-type="float" office:value="42">
            <text:p>42</text:p>
          </table:table-cell>
          <table:table-cell table:formula="of:=SUMPRODUCT(([.C5:.C649]=&quot;High&quot;)*([.G5:.G649]=&quot;x&quot;)*[.D5:.D649])" office:value-type="float" office:value="28">
            <text:p>28</text:p>
          </table:table-cell>
          <table:table-cell table:formula="of:=SUMPRODUCT(([.C5:.C649]=&quot;High&quot;)*([.H5:.H649]=&quot;x&quot;)*[.D5:.D649])" office:value-type="float" office:value="48">
            <text:p>48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649];&quot;Medium&quot;;[.D5:.D649])" office:value-type="float" office:value="62">
            <text:p>62</text:p>
          </table:table-cell>
          <table:table-cell table:formula="of:=SUMPRODUCT(([.C5:.C649]=&quot;Medium&quot;)*([.E5:.E649]=&quot;x&quot;)*[.D5:.D649])" office:value-type="float" office:value="10">
            <text:p>10</text:p>
          </table:table-cell>
          <table:table-cell table:formula="of:=SUMPRODUCT(([.C5:.C649]=&quot;Medium&quot;)*([.F5:.F649]=&quot;x&quot;)*[.D5:.D649])" office:value-type="float" office:value="22">
            <text:p>22</text:p>
          </table:table-cell>
          <table:table-cell table:formula="of:=SUMPRODUCT(([.C5:.C649]=&quot;Medium&quot;)*([.G5:.G649]=&quot;x&quot;)*[.D5:.D649])" office:value-type="float" office:value="17">
            <text:p>17</text:p>
          </table:table-cell>
          <table:table-cell table:formula="of:=SUMPRODUCT(([.C5:.C649]=&quot;Medium&quot;)*([.H5:.H649]=&quot;x&quot;)*[.D5:.D649])" office:value-type="float" office:value="13">
            <text:p>13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649];&quot;Low&quot;;[.D5:.D649])" office:value-type="float" office:value="2">
            <text:p>2</text:p>
          </table:table-cell>
          <table:table-cell table:formula="of:=SUMPRODUCT(([.C5:.C649]=&quot;Low&quot;)*([.E5:.E649]=&quot;x&quot;)*[.D5:.D649])" office:value-type="float" office:value="0">
            <text:p>0</text:p>
          </table:table-cell>
          <table:table-cell table:formula="of:=SUMPRODUCT(([.C5:.C649]=&quot;Low&quot;)*([.F5:.F649]=&quot;x&quot;)*[.D5:.D649])" office:value-type="float" office:value="2">
            <text:p>2</text:p>
          </table:table-cell>
          <table:table-cell table:formula="of:=SUMPRODUCT(([.C5:.C649]=&quot;Low&quot;)*([.G5:.G649]=&quot;x&quot;)*[.D5:.D649])" office:value-type="float" office:value="0">
            <text:p>0</text:p>
          </table:table-cell>
          <table:table-cell table:formula="of:=SUMPRODUCT(([.C5:.C649]=&quot;Low&quot;)*([.H5:.H649]=&quot;x&quot;)*[.D5:.D649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<text:s/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6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3T16:00:05</dc:date>
    <dc:creator>exoplatform </dc:creator>
    <meta:editing-duration>PT2H33M41S</meta:editing-duration>
    <meta:editing-cycles>20</meta:editing-cycles>
    <meta:generator>LibreOffice/3.4$Unix LibreOffice_project/340m1$Build-402</meta:generator>
    <meta:document-statistic meta:table-count="2" meta:cell-count="3897" meta:object-count="0"/>
    <meta:user-defined meta:name="Info 1"/>
    <meta:user-defined meta:name="Info 2"/>
    <meta:user-defined meta:name="Info 3"/>
    <meta:user-defined meta:name="Info 4"/>
  </office:meta>
</office:document-meta>
</file>